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C0000025550708E77D19ED56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95e" officeooo:paragraph-rsid="001c495e"/>
    </style:style>
    <style:style style:name="P2" style:family="paragraph" style:parent-style-name="Standard">
      <style:paragraph-properties fo:text-align="end" style:justify-single-word="false"/>
      <style:text-properties fo:font-size="12pt" officeooo:rsid="00243f0e" officeooo:paragraph-rsid="001c495e" fo:background-color="#ffffff" style:font-size-asian="12pt" style:font-size-complex="12pt"/>
    </style:style>
    <style:style style:name="P3" style:family="paragraph" style:parent-style-name="Standard">
      <style:text-properties fo:font-size="15pt" fo:font-style="italic" fo:font-weight="bold" officeooo:rsid="001c495e" officeooo:paragraph-rsid="001c495e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c495e" officeooo:paragraph-rsid="001c495e"/>
    </style:style>
    <style:style style:name="P5" style:family="paragraph" style:parent-style-name="Text_20_body">
      <style:text-properties fo:font-size="12pt" officeooo:rsid="0025c5e2" officeooo:paragraph-rsid="001c495e" style:font-size-asian="12pt" style:font-size-complex="12pt"/>
    </style:style>
    <style:style style:name="P6" style:family="paragraph" style:parent-style-name="Text_20_body">
      <style:text-properties fo:font-size="12pt" officeooo:paragraph-rsid="001c495e" style:font-size-asian="12pt" style:font-size-complex="12pt"/>
    </style:style>
    <style:style style:name="P7" style:family="paragraph" style:parent-style-name="Text_20_body">
      <style:text-properties fo:font-size="12pt" officeooo:paragraph-rsid="001dea0d" style:font-size-asian="12pt" style:font-size-complex="12pt"/>
    </style:style>
    <style:style style:name="P8" style:family="paragraph" style:parent-style-name="Text_20_body">
      <style:text-properties fo:font-size="13pt" officeooo:rsid="0025c5e2" officeooo:paragraph-rsid="001c495e" style:font-size-asian="13pt" style:font-size-complex="13pt"/>
    </style:style>
    <style:style style:name="P9" style:family="paragraph" style:parent-style-name="Text_20_body">
      <style:text-properties fo:font-size="13pt" officeooo:paragraph-rsid="001c495e" style:font-size-asian="13pt" style:font-size-complex="13pt"/>
    </style:style>
    <style:style style:name="P10" style:family="paragraph" style:parent-style-name="Text_20_body">
      <style:text-properties fo:font-size="14pt" officeooo:paragraph-rsid="001c495e" style:font-size-asian="14pt" style:font-size-complex="14pt"/>
    </style:style>
    <style:style style:name="P11" style:family="paragraph" style:parent-style-name="Text_20_body">
      <style:text-properties fo:font-size="11pt" officeooo:rsid="0025c5e2" officeooo:paragraph-rsid="001c495e" style:font-size-asian="11pt" style:font-size-complex="11pt"/>
    </style:style>
    <style:style style:name="P12" style:family="paragraph" style:parent-style-name="Text_20_body">
      <style:text-properties fo:font-size="11pt" officeooo:rsid="001dea0d" officeooo:paragraph-rsid="001dea0d" style:font-size-asian="11pt" style:font-size-complex="11pt"/>
    </style:style>
    <style:style style:name="P13" style:family="paragraph" style:parent-style-name="Text_20_body">
      <style:text-properties fo:font-size="12pt" officeooo:rsid="0025c5e2" officeooo:paragraph-rsid="001c495e" style:font-size-asian="12pt" style:font-size-complex="12pt"/>
    </style:style>
    <style:style style:name="P14" style:family="paragraph" style:parent-style-name="Text_20_body">
      <style:text-properties fo:font-size="12pt" officeooo:rsid="001eb198" officeooo:paragraph-rsid="001eb198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T1" style:family="text">
      <style:text-properties officeooo:rsid="0025c5e2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25c5e2" style:font-size-asian="13pt" style:font-size-complex="13pt"/>
    </style:style>
    <style:style style:name="T4" style:family="text">
      <style:text-properties fo:font-size="13pt" officeooo:rsid="001dea0d" style:font-size-asian="13pt" style:font-size-complex="13pt"/>
    </style:style>
    <style:style style:name="T5" style:family="text">
      <style:text-properties fo:font-size="13pt" officeooo:rsid="001fc579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5c5e2" style:font-size-asian="14pt" style:font-size-complex="14pt"/>
    </style:style>
    <style:style style:name="T8" style:family="text">
      <style:text-properties fo:font-size="14pt" officeooo:rsid="001dea0d" style:font-size-asian="14pt" style:font-size-complex="14pt"/>
    </style:style>
    <style:style style:name="T9" style:family="text">
      <style:text-properties fo:font-size="14pt" officeooo:rsid="001fc579" style:font-size-asian="14pt" style:font-size-complex="14pt"/>
    </style:style>
    <style:style style:name="T10" style:family="text">
      <style:text-properties officeooo:rsid="001dea0d"/>
    </style:style>
    <style:style style:name="T11" style:family="text">
      <style:text-properties officeooo:rsid="001eb198"/>
    </style:style>
    <style:style style:name="T12" style:family="text">
      <style:text-properties officeooo:rsid="001fc57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972f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1370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8d281e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8d28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><text:span text:style-name="T11">1.</text:span>Stack Smashing</text:p>
      <text:p text:style-name="P1"/>
      <text:p text:style-name="P1">Accessing memory beyond allocated regions leads to this error</text:p>
      <text:p text:style-name="P4">Code:</text:p>
      <text:p text:style-name="P1">#include&lt;stdio.h&gt;</text:p>
      <text:p text:style-name="P1">int main() {</text:p>
      <text:p text:style-name="P1"><text:tab/>char arr[<text:span text:style-name="T10">10</text:span>];</text:p>
      <text:p text:style-name="P1"><text:tab/>for( int i = 0; i &lt; <text:span text:style-name="T10">20</text:span>; i ++){</text:p>
      <text:p text:style-name="P1"><text:tab/><text:tab/>arr[i] = ‘<text:span text:style-name="T12">a</text:span>’;</text:p>
      <text:p text:style-name="P1"><text:tab/>}</text:p>
      <text:p text:style-name="P1">return 0;</text:p>
      <text:p text:style-name="P1">}</text:p>
      <text:p text:style-name="P1"/>
      <text:p text:style-name="P2"><draw:line text:anchor-type="paragraph" draw:z-index="0" draw:name="Shape14" draw:style-name="gr5" draw:text-style-name="P15" svg:x1="60.362cm" svg:y1="57.931cm" svg:x2="60.383cm" svg:y2="72.727cm"><text:p/></draw:line><draw:line text:anchor-type="paragraph" draw:z-index="1" draw:name="Shape15" draw:style-name="gr5" draw:text-style-name="P15" svg:x1="70.734cm" svg:y1="57.993cm" svg:x2="70.755cm" svg:y2="72.556cm"><text:p/></draw:line><draw:line text:anchor-type="paragraph" draw:z-index="11" draw:name="Shape25" draw:style-name="gr4" draw:text-style-name="P15" svg:x1="2.235cm" svg:y1="0.453cm" svg:x2="8.278cm" svg:y2="0.453cm"><text:p/></draw:line><draw:line text:anchor-type="paragraph" draw:z-index="12" draw:name="Shape26" draw:style-name="gr2" draw:text-style-name="P15" svg:x1="2.235cm" svg:y1="0.453cm" svg:x2="2.171cm" svg:y2="11.017cm"><text:p/></draw:line><draw:line text:anchor-type="paragraph" draw:z-index="14" draw:name="Shape28" draw:style-name="gr2" draw:text-style-name="P15" svg:x1="8.278cm" svg:y1="0.453cm" svg:x2="8.278cm" svg:y2="11.017cm"><text:p/></draw:line><text:tab/><text:tab/><text:tab/><text:tab/></text:p>
      <text:p text:style-name="P6"><draw:line text:anchor-type="paragraph" draw:z-index="2" draw:name="Shape16" draw:style-name="gr5" draw:text-style-name="P15" svg:x1="60.362cm" svg:y1="72.067cm" svg:x2="70.755cm" svg:y2="71.94cm"><text:p/></draw:line><draw:line text:anchor-type="paragraph" draw:z-index="3" draw:name="Shape17" draw:style-name="gr5" draw:text-style-name="P15" svg:x1="60.381cm" svg:y1="58.669cm" svg:x2="70.753cm" svg:y2="58.69cm"><text:p/></draw:line><draw:line text:anchor-type="paragraph" draw:z-index="4" draw:name="Shape18" draw:style-name="gr5" draw:text-style-name="P15" svg:x1="60.362cm" svg:y1="62.373cm" svg:x2="70.734cm" svg:y2="62.394cm"><text:p/></draw:line><draw:line text:anchor-type="paragraph" draw:z-index="5" draw:name="Shape19" draw:style-name="gr5" draw:text-style-name="P15" svg:x1="60.362cm" svg:y1="63.347cm" svg:x2="70.755cm" svg:y2="63.368cm"><text:p/></draw:line><draw:line text:anchor-type="paragraph" draw:z-index="6" draw:name="Shape20" draw:style-name="gr5" draw:text-style-name="P15" svg:x1="60.362cm" svg:y1="64.257cm" svg:x2="70.755cm" svg:y2="64.236cm"><text:p/></draw:line><draw:line text:anchor-type="paragraph" draw:z-index="7" draw:name="Shape21" draw:style-name="gr5" draw:text-style-name="P15" svg:x1="60.362cm" svg:y1="65.273cm" svg:x2="70.755cm" svg:y2="65.188cm"><text:p/></draw:line><draw:line text:anchor-type="paragraph" draw:z-index="8" draw:name="Shape22" draw:style-name="gr5" draw:text-style-name="P15" svg:x1="60.362cm" svg:y1="66.204cm" svg:x2="70.691cm" svg:y2="66.119cm"><text:p/></draw:line><draw:line text:anchor-type="paragraph" draw:z-index="9" draw:name="Shape23" draw:style-name="gr5" draw:text-style-name="P15" svg:x1="60.426cm" svg:y1="67.199cm" svg:x2="70.755cm" svg:y2="67.178cm"><text:p/></draw:line><draw:line text:anchor-type="paragraph" draw:z-index="10" draw:name="Shape24" draw:style-name="gr5" draw:text-style-name="P15" svg:x1="60.403cm" svg:y1="68.596cm" svg:x2="70.754cm" svg:y2="68.532cm"><text:p/></draw:line><text:span text:style-name="T1">rsp1</text:span><text:tab/><text:tab/> <text:s text:c="22"/><text:span text:style-name="T1">rbp0<text:tab/><text:tab/><text:tab/><text:tab/><text:tab/> <text:s text:c="6"/></text:span></text:p>
      <text:p text:style-name="P7"><draw:line text:anchor-type="paragraph" draw:z-index="15" draw:name="Shape30" draw:style-name="gr4" draw:text-style-name="P15" svg:x1="2.235cm" svg:y1="-0.231cm" svg:x2="8.278cm" svg:y2="-0.231cm"><text:p/></draw:line><draw:line text:anchor-type="paragraph" draw:z-index="24" draw:name="Shape39" draw:style-name="gr1" draw:text-style-name="P15" svg:x1="8.278cm" svg:y1="-0.231cm" svg:x2="8.939cm" svg:y2="-0.055cm"><text:p/></draw:line><draw:line text:anchor-type="paragraph" draw:z-index="23" draw:name="Shape38" draw:style-name="gr1" draw:text-style-name="P15" svg:x1="1.007cm" svg:y1="-0.252cm" svg:x2="2.235cm" svg:y2="-0.252cm"><text:p/></draw:line><text:span text:style-name="T1">Overflow</text:span><text:tab/>%<text:span text:style-name="T1">fs : 0x32 <text:s text:c="2"/><text:tab/> <text:s text:c="36"/>rbp1</text:span></text:p>
      <text:p text:style-name="P5"><text:span text:style-name="T10">takes place</text:span><text:tab/><text:tab/><text:tab/>‘<text:span text:style-name="T12">a</text:span><text:span text:style-name="T10">’</text:span><text:tab/><text:tab/><text:tab/><text:tab/></text:p>
      <text:p text:style-name="P5"><text:tab/><text:tab/><text:tab/><text:tab/>‘<text:span text:style-name="T12">a</text:span><text:span text:style-name="T10">’</text:span></text:p>
      <text:p text:style-name="P5"><draw:line text:anchor-type="paragraph" draw:z-index="21" draw:name="Shape36" draw:style-name="gr3" draw:text-style-name="P16" svg:x1="2.193cm" svg:y1="0.483cm" svg:x2="8.278cm" svg:y2="0.483cm"><text:p/></draw:line><draw:line text:anchor-type="paragraph" draw:z-index="25" draw:name="Shape40" draw:style-name="gr1" draw:text-style-name="P15" svg:x1="8.998cm" svg:y1="0.97cm" svg:x2="8.278cm" svg:y2="0.483cm"><text:p/></draw:line><text:s/><text:tab/><text:tab/><text:tab/> <text:s text:c="11"/>‘<text:span text:style-name="T12">a</text:span><text:span text:style-name="T10">’</text:span></text:p>
      <text:p text:style-name="P6"><text:tab/><text:span text:style-name="T2"><text:tab/><text:tab/><text:tab/>‘</text:span><text:span text:style-name="T5">a</text:span><text:span text:style-name="T4">’</text:span><text:span text:style-name="T2"><text:tab/><text:tab/> <text:s/></text:span><text:span text:style-name="T3">rbp1 - 8</text:span></text:p>
      <text:p text:style-name="P9"><draw:line text:anchor-type="paragraph" draw:z-index="20" draw:name="Shape35" draw:style-name="gr4" draw:text-style-name="P15" svg:x1="2.214cm" svg:y1="-0.256cm" svg:x2="8.278cm" svg:y2="-0.256cm"><text:p/></draw:line><text:tab/><text:tab/><text:tab/><text:tab/>‘<text:span text:style-name="T12">a</text:span><text:span text:style-name="T10">’</text:span></text:p>
      <text:p text:style-name="P9"><draw:line text:anchor-type="paragraph" draw:z-index="19" draw:name="Shape34" draw:style-name="gr4" draw:text-style-name="P15" svg:x1="2.171cm" svg:y1="-0.289cm" svg:x2="8.278cm" svg:y2="-0.289cm"><text:p/></draw:line><text:tab/><text:tab/><text:tab/><text:tab/>‘<text:span text:style-name="T12">a</text:span><text:span text:style-name="T10">’</text:span></text:p>
      <text:p text:style-name="P9"><draw:line text:anchor-type="paragraph" draw:z-index="18" draw:name="Shape33" draw:style-name="gr4" draw:text-style-name="P15" svg:x1="2.171cm" svg:y1="-0.224cm" svg:x2="8.278cm" svg:y2="-0.224cm"><text:p/></draw:line><text:tab/><text:span text:style-name="T6"><text:tab/><text:tab/><text:tab/>‘</text:span><text:span text:style-name="T9">a</text:span><text:span text:style-name="T7">’</text:span></text:p>
      <text:p text:style-name="P10"><draw:line text:anchor-type="paragraph" draw:z-index="16" draw:name="Shape31" draw:style-name="gr2" draw:text-style-name="P15" svg:x1="2.171cm" svg:y1="0.474cm" svg:x2="8.278cm" svg:y2="0.538cm"><text:p/></draw:line><draw:line text:anchor-type="paragraph" draw:z-index="17" draw:name="Shape32" draw:style-name="gr2" draw:text-style-name="P15" svg:x1="2.235cm" svg:y1="-0.185cm" svg:x2="8.278cm" svg:y2="-0.185cm"><text:p/></draw:line><draw:line text:anchor-type="paragraph" draw:z-index="26" draw:name="Shape41" draw:style-name="gr1" draw:text-style-name="P15" svg:x1="9.358cm" svg:y1="0.723cm" svg:x2="8.278cm" svg:y2="0.723cm"><text:p/></draw:line><text:tab/><text:tab/><text:tab/><text:tab/> ‘<text:span text:style-name="T12">a</text:span><text:span text:style-name="T10">’<text:tab/><text:tab/><text:tab/><text:tab/><text:tab/><text:tab/><text:tab/><text:tab/><text:tab/><text:tab/><text:tab/> <text:s text:c="4"/><text:tab/><text:tab/>0x1 to oxf <text:s text:c="3"/><text:tab/><text:tab/> <text:s text:c="4"/>rbp1 - 10</text:span></text:p>
      <text:p text:style-name="P9"><draw:line text:anchor-type="paragraph" draw:z-index="27" draw:name="Shape42" draw:style-name="gr1" draw:text-style-name="P15" svg:x1="9.04cm" svg:y1="0.164cm" svg:x2="8.278cm" svg:y2="-0.154cm"><text:p/></draw:line><draw:line text:anchor-type="paragraph" draw:z-index="22" draw:name="Shape37" draw:style-name="gr2" draw:text-style-name="P15" svg:x1="2.171cm" svg:y1="-0.153cm" svg:x2="8.278cm" svg:y2="-0.153cm"><text:p/></draw:line><text:tab/><text:tab/><text:tab/><text:tab/><text:span text:style-name="T1"><text:tab/><text:tab/><text:tab/> <text:s text:c="2"/>rbp-14</text:span></text:p>
      <text:p text:style-name="P8"><draw:line text:anchor-type="paragraph" draw:z-index="28" draw:name="Shape38" draw:style-name="gr1" draw:text-style-name="P15" svg:x1="1.007cm" svg:y1="0.515cm" svg:x2="2.235cm" svg:y2="0.515cm"><text:p/></draw:line><text:span text:style-name="T10">rsp2</text:span><text:tab/><text:tab/><text:tab/><text:tab/><text:tab/><text:tab/><text:tab/></text:p>
      <text:p text:style-name="P9"><draw:line text:anchor-type="paragraph" draw:z-index="13" draw:name="Shape27" draw:style-name="gr2" draw:text-style-name="P15" svg:x1="2.171cm" svg:y1="-0.212cm" svg:x2="8.235cm" svg:y2="-0.212cm"><text:p/></draw:line></text:p>
      <text:p text:style-name="P12">Initial eax = 0</text:p>
      <text:p text:style-name="P12">Overwriting of ’H’ takes place on the content <text:s/>of rdx and stacksmashing error is detected</text:p>
      <text:p text:style-name="P12"/>
      <text:p text:style-name="P11"/>
      <text:p text:style-name="P8"/>
      <text:p text:style-name="P5"><text:tab/><text:tab/><text:tab/><text:tab/><text:tab/></text:p>
      <text:p text:style-name="P14"><text:soft-page-break/>2. Recurssive Factorial Methods</text:p>
      <text:p text:style-name="P14">code:</text:p>
      <text:p text:style-name="P14">#include&lt;stdio.h&gt;</text:p>
      <text:p text:style-name="P14">int fact(i){</text:p>
      <text:p text:style-name="P14"><text:tab/>if(i &lt; =1){</text:p>
      <text:p text:style-name="P14"><text:tab/>return 1;</text:p>
      <text:p text:style-name="P14"><text:tab/>}</text:p>
      <text:p text:style-name="P14">return i * fact(i – 1);</text:p>
      <text:p text:style-name="P14">}</text:p>
      <text:p text:style-name="P14">int main(){</text:p>
      <text:p text:style-name="P14"><text:tab/>int i = 5;</text:p>
      <text:p text:style-name="P14">printf(“Factorial value is %d”, fact(i))</text:p>
      <text:p text:style-name="P14">return 0;</text:p>
      <text:p text:style-name="P14">}</text:p>
      <text:p text:style-name="P14"><draw:frame draw:style-name="fr1" draw:name="Image5" text:anchor-type="as-char" svg:width="12.785cm" svg:height="12.637cm" draw:z-index="29"><draw:image xlink:href="Pictures/100002010000025C0000025550708E77D19ED56E.png" xlink:type="simple" xlink:show="embed" xlink:actuate="onLoad" loext:mime-type="image/png"/></draw:frame></text:p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4T17:01:51.934183022</meta:creation-date>
    <dc:date>2020-05-25T13:02:05.431665827</dc:date>
    <meta:editing-duration>PT3M55S</meta:editing-duration>
    <meta:editing-cycles>2</meta:editing-cycles>
    <meta:generator>LibreOffice/6.4.3.2$Linux_X86_64 LibreOffice_project/40$Build-2</meta:generator>
    <meta:document-statistic meta:table-count="0" meta:image-count="1" meta:object-count="0" meta:page-count="3" meta:paragraph-count="43" meta:word-count="118" meta:character-count="772" meta:non-whitespace-character-count="504"/>
  </office:meta>
</office:document-meta>
</file>